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3.934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5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Recepta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Details</text:p>
          </table:table-cell>
          <table:table-cell office:value-type="string">
            <text:p>Usage</text:p>
          </table:table-cell>
          <table:table-cell office:value-type="string">
            <text:p>Quantity</text:p>
          </table:table-cell>
          <table:table-cell office:value-type="string">
            <text:p>Example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Female Header 2.54mm DIP connector dual row</text:p>
          </table:table-cell>
          <table:table-cell office:value-type="string">
            <text:p>9x2</text:p>
          </table:table-cell>
          <table:table-cell office:value-type="string">
            <text:p>RF transceiver RFC-1100A receptable</text:p>
          </table:table-cell>
          <table:table-cell/>
          <table:table-cell office:value-type="string">
            <text:p>http://www.alibaba.com/product-gs/283914360/Female_Header_2_54mm_DIP_connector/showimage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Stackable Female Header 2.54mm DIP connector single row</text:p>
          </table:table-cell>
          <table:table-cell office:value-type="string">
            <text:p>8x1</text:p>
          </table:table-cell>
          <table:table-cell office:value-type="string">
            <text:p>For custom Arduino shield</text:p>
          </table:table-cell>
          <table:table-cell/>
          <table:table-cell office:value-type="string">
            <text:p>http://www.alibaba.com/product-gs/285352058/2_54_mm_Single_Row_Female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Stackable Female Header 2.54mm DIP connector single row</text:p>
          </table:table-cell>
          <table:table-cell office:value-type="string">
            <text:p>6x1</text:p>
          </table:table-cell>
          <table:table-cell office:value-type="string">
            <text:p>For custom Arduino shield</text:p>
          </table:table-cell>
          <table:table-cell/>
          <table:table-cell office:value-type="string">
            <text:p>http://www.alibaba.com/product-gs/285352058/2_54_mm_Single_Row_Female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DIP Socket Solder Tail </text:p>
          </table:table-cell>
          <table:table-cell office:value-type="string">
            <text:p>18 pins</text:p>
          </table:table-cell>
          <table:table-cell office:value-type="string">
            <text:p>Socket for ATMega 328p</text:p>
          </table:table-cell>
          <table:table-cell/>
          <table:table-cell office:value-type="string">
            <text:p>http://toysdownunder.com/arduino/components/socket-plugs/18-pin-dip-socket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DIP Socket Solder Tail </text:p>
          </table:table-cell>
          <table:table-cell office:value-type="string">
            <text:p>40 pins</text:p>
          </table:table-cell>
          <table:table-cell office:value-type="string">
            <text:p>Socket for XC9536-DIP</text:p>
          </table:table-cell>
          <table:table-cell/>
          <table:table-cell office:value-type="string">
            <text:p>http://parts.digikey.com/1/parts/297142-40-pin-solder-tail-dip-socket-40-6518-10.html</text:p>
          </table:table-cell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able (wires + male connector)</text:p>
          </table:table-cell>
          <table:table-cell office:value-type="string">
            <text:p>2 wires</text:p>
          </table:table-cell>
          <table:table-cell office:value-type="string">
            <text:p>Connect ground/vcc OR trigger/echo for HC-SR04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able (wires + male connector)</text:p>
          </table:table-cell>
          <table:table-cell office:value-type="string">
            <text:p>3 wires</text:p>
          </table:table-cell>
          <table:table-cell office:value-type="string">
            <text:p>Connect ground/vcc/signal for infrared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able <text:s/>(wires + male connector)</text:p>
          </table:table-cell>
          <table:table-cell office:value-type="string">
            <text:p>4 wires</text:p>
          </table:table-cell>
          <table:table-cell office:value-type="string">
            <text:p>Connect ground/vcc/trigger/echo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onnector <text:s/>(female connector)</text:p>
          </table:table-cell>
          <table:table-cell office:value-type="string">
            <text:p>2 wires</text:p>
          </table:table-cell>
          <table:table-cell office:value-type="string">
            <text:p>Connect ground/vcc OR trigger/echo for HC-SR04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onnector (female connector)</text:p>
          </table:table-cell>
          <table:table-cell office:value-type="string">
            <text:p>3 wires</text:p>
          </table:table-cell>
          <table:table-cell office:value-type="string">
            <text:p>Connect ground/vcc/signal for infrared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onnector (female connector)</text:p>
          </table:table-cell>
          <table:table-cell office:value-type="string">
            <text:p>4 wires</text:p>
          </table:table-cell>
          <table:table-cell office:value-type="string">
            <text:p>Connect ground/vcc/trigger/echo</text:p>
          </table:table-cell>
          <table:table-cell table:number-columns-repeated="2"/>
        </table:table-row>
        <table:table-row table:style-name="ro1">
          <table:table-cell office:value-type="string">
            <text:p>Connector</text:p>
          </table:table-cell>
          <table:table-cell table:number-columns-repeated="5"/>
        </table:table-row>
        <table:table-row table:style-name="ro1">
          <table:table-cell office:value-type="string">
            <text:p>Wires</text:p>
          </table:table-cell>
          <table:table-cell office:value-type="string">
            <text:p>Heat-Shrink Tubing</text:p>
          </table:table-cell>
          <table:table-cell table:number-columns-repeated="4"/>
        </table:table-row>
        <table:table-row table:style-name="ro1">
          <table:table-cell office:value-type="string">
            <text:p>Switch</text:p>
          </table:table-cell>
          <table:table-cell office:value-type="string">
            <text:p>Omron Snap Action Switch</text:p>
          </table:table-cell>
          <table:table-cell/>
          <table:table-cell office:value-type="string">
            <text:p>Whiskers (collision detection)</text:p>
          </table:table-cell>
          <table:table-cell/>
          <table:table-cell office:value-type="string">
            <text:p>http://toysdownunder.com/arduino/components/action-switch.html</text:p>
          </table:table-cell>
        </table:table-row>
        <table:table-row table:style-name="ro1">
          <table:table-cell office:value-type="string">
            <text:p>Fastener</text:p>
          </table:table-cell>
          <table:table-cell office:value-type="string">
            <text:p>M3 nylon spacer</text:p>
          </table:table-cell>
          <table:table-cell/>
          <table:table-cell office:value-type="string">
            <text:p>The spacers allows a constant gap between 2 components.</text:p>
          </table:table-cell>
          <table:table-cell/>
          <table:table-cell office:value-type="string">
            <text:p>http://www.bulte.com/gb/produits_fiche.cfm?id=1414&amp;famille=entretoises</text:p>
          </table:table-cell>
        </table:table-row>
        <table:table-row table:style-name="ro1">
          <table:table-cell office:value-type="string">
            <text:p>Fastener</text:p>
          </table:table-cell>
          <table:table-cell office:value-type="string">
            <text:p>M3 nylon screws</text:p>
          </table:table-cell>
          <table:table-cell table:number-columns-repeated="4"/>
        </table:table-row>
        <table:table-row table:style-name="ro1">
          <table:table-cell office:value-type="string">
            <text:p>Fastener</text:p>
          </table:table-cell>
          <table:table-cell office:value-type="string">
            <text:p>M3 nylon washer</text:p>
          </table:table-cell>
          <table:table-cell table:number-columns-repeated="4"/>
        </table:table-row>
        <table:table-row table:style-name="ro1">
          <table:table-cell office:value-type="string">
            <text:p>Fastener</text:p>
          </table:table-cell>
          <table:table-cell office:value-type="string">
            <text:p>M3 nylon nut</text:p>
          </table:table-cell>
          <table:table-cell table:number-columns-repeated="4"/>
        </table:table-row>
        <table:table-row table:style-name="ro1">
          <table:table-cell office:value-type="string">
            <text:p>Fastener</text:p>
          </table:table-cell>
          <table:table-cell office:value-type="string">
            <text:p>M3 nylon standoff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5">01/15/2011</text:date>, <text:time>14:4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3T18:41:46.99</meta:creation-date>
    <meta:generator>OpenOffice.org/3.2$Win32 OpenOffice.org_project/320m12$Build-9483</meta:generator>
    <dc:date>2011-01-15T14:45:59.99</dc:date>
    <meta:editing-duration>PT44H04M11S</meta:editing-duration>
    <meta:editing-cycles>5</meta:editing-cycles>
    <meta:document-statistic meta:table-count="2" meta:cell-count="74" meta:object-count="0"/>
  </office:meta>
</office:document-meta>
</file>